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line-height-at-least="0.25in" fo:text-indent="0in" style:auto-text-indent="false" fo:padding="0in" fo:border="none"/>
      <style:text-properties fo:font-variant="normal" fo:text-transform="none" fo:color="#000000" style:font-name="Arial1" fo:font-size="12.75pt" fo:letter-spacing="normal" fo:language="ru" fo:country="RU" fo:font-style="normal" fo:font-weight="bold"/>
    </style:style>
    <style:style style:name="P2" style:family="paragraph" style:parent-style-name="Text_20_body">
      <style:paragraph-properties fo:margin-left="0in" fo:margin-right="0in" fo:margin-top="0in" fo:margin-bottom="0in" style:line-height-at-least="0.25in" fo:text-indent="0in" style:auto-text-indent="false" fo:padding="0in" fo:border="none"/>
      <style:text-properties fo:font-variant="normal" fo:text-transform="none" fo:color="#000000" style:font-name="Arial1" fo:font-size="12.75pt" fo:letter-spacing="normal" fo:language="ru" fo:country="RU" fo:font-style="normal" fo:font-weight="normal" style:font-weight-asian="normal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line-height-at-least="0.25in" fo:text-indent="0in" style:auto-text-indent="false" fo:padding="0in" fo:border="none"/>
      <style:text-properties fo:font-variant="normal" fo:text-transform="none" fo:color="#000000" style:font-name="Arial1" fo:font-size="12.75pt" fo:letter-spacing="normal" fo:language="en" fo:country="US" fo:font-style="normal" fo:font-weight="normal" style:font-weight-asian="normal" style:font-weight-complex="normal"/>
    </style:style>
    <style:style style:name="P4" style:family="paragraph" style:parent-style-name="Text_20_body">
      <style:paragraph-properties fo:margin-left="0in" fo:margin-right="0in" fo:margin-top="0in" fo:margin-bottom="0in" style:line-height-at-least="0.25in" fo:text-indent="0in" style:auto-text-indent="false" fo:background-color="transparent" fo:padding="0in" fo:border="none">
        <style:background-image xlink:href="data:image/svg+xml;base64,PHN2ZyB2ZXJzaW9uPSIxLjEiIHhtbG5zPSJodHRwOi8vd3d3LnczLm9yZy8yMDAwL3N2ZyIgeG1sbnM6eGxpbms9Imh0dHA6Ly93d3cudzMub3JnLzE5OTkveGxpbmsiIHg9IjAiIHk9IjAiIHdpZHRoPSIxMiIgaGVpZ2h0PSIxMiIgdmlld0JveD0iMCAwIDEyIDEyIiBlbmFibGUtYmFja2dyb3VuZD0ibmV3IDAgMCAxMiAxMiIgeG1sOnNwYWNlPSJwcmVzZXJ2ZSI+DQogIDxjaXJjbGUgZmlsbD0iI0I3QkVDNSIgY3g9IjYiIGN5PSI2IiByPSI1LjUiLz4NCjwvc3ZnPg0K" xlink:type="simple" xlink:actuate="onLoad"/>
      </style:paragraph-properties>
      <style:text-properties fo:font-variant="normal" fo:text-transform="none" fo:color="#000000" style:font-name="Arial1" fo:font-size="12.75pt" fo:letter-spacing="normal" fo:language="ru" fo:country="RU" fo:font-style="normal" fo:font-weight="bold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Text_20_body" style:list-style-name="L1">
      <style:paragraph-properties fo:margin-left="0in" fo:margin-right="0in" fo:margin-top="0in" fo:margin-bottom="0in" style:line-height-at-least="0.25in" fo:text-indent="0in" style:auto-text-indent="false" fo:background-color="transparent" fo:padding="0in" fo:border="none">
        <style:background-image xlink:href="data:image/svg+xml;base64,PHN2ZyB2ZXJzaW9uPSIxLjEiIHhtbG5zPSJodHRwOi8vd3d3LnczLm9yZy8yMDAwL3N2ZyIgeG1sbnM6eGxpbms9Imh0dHA6Ly93d3cudzMub3JnLzE5OTkveGxpbmsiIHg9IjAiIHk9IjAiIHdpZHRoPSIxMiIgaGVpZ2h0PSIxMiIgdmlld0JveD0iMCAwIDEyIDEyIiBlbmFibGUtYmFja2dyb3VuZD0ibmV3IDAgMCAxMiAxMiIgeG1sOnNwYWNlPSJwcmVzZXJ2ZSI+DQogIDxjaXJjbGUgZmlsbD0iI0I3QkVDNSIgY3g9IjYiIGN5PSI2IiByPSI1LjUiLz4NCjwvc3ZnPg0K" xlink:type="simple" xlink:actuate="onLoad"/>
      </style:paragraph-properties>
      <style:text-properties fo:font-variant="normal" fo:text-transform="none" fo:color="#000000" style:font-name="Arial1" fo:font-size="12.75pt" fo:letter-spacing="normal" fo:language="ru" fo:country="RU" fo:font-style="normal" fo:font-weight="normal"/>
    </style:style>
    <style:style style:name="P7" style:family="paragraph" style:parent-style-name="Text_20_body" style:list-style-name="L1">
      <style:paragraph-properties fo:margin-left="0in" fo:margin-right="0in" fo:margin-top="0in" fo:margin-bottom="0in" style:line-height-at-least="0.25in" fo:text-indent="0in" style:auto-text-indent="false" fo:background-color="transparent" fo:padding="0in" fo:border="none">
        <style:background-image xlink:href="data:image/svg+xml;base64,PHN2ZyB2ZXJzaW9uPSIxLjEiIHhtbG5zPSJodHRwOi8vd3d3LnczLm9yZy8yMDAwL3N2ZyIgeG1sbnM6eGxpbms9Imh0dHA6Ly93d3cudzMub3JnLzE5OTkveGxpbmsiIHg9IjAiIHk9IjAiIHdpZHRoPSIxMiIgaGVpZ2h0PSIxMiIgdmlld0JveD0iMCAwIDEyIDEyIiBlbmFibGUtYmFja2dyb3VuZD0ibmV3IDAgMCAxMiAxMiIgeG1sOnNwYWNlPSJwcmVzZXJ2ZSI+DQogIDxjaXJjbGUgZmlsbD0iI0I3QkVDNSIgY3g9IjYiIGN5PSI2IiByPSI1LjUiLz4NCjwvc3ZnPg0K" xlink:type="simple" xlink:actuate="onLoad"/>
      </style:paragraph-properties>
      <style:text-properties fo:font-variant="normal" fo:text-transform="none" fo:color="#000000" style:font-name="Arial1" fo:font-size="12.75pt" fo:letter-spacing="normal" fo:language="ru" fo:country="RU" fo:font-style="normal" fo:font-weight="bold"/>
    </style:style>
    <style:style style:name="P8" style:family="paragraph" style:parent-style-name="Text_20_body" style:list-style-name="L1">
      <style:paragraph-properties fo:margin-left="0in" fo:margin-right="0in" fo:margin-top="0in" fo:margin-bottom="0in" style:line-height-at-least="0.25in" fo:text-indent="0in" style:auto-text-indent="false" fo:background-color="transparent" fo:padding="0in" fo:border="none">
        <style:background-image xlink:href="data:image/svg+xml;base64,PHN2ZyB2ZXJzaW9uPSIxLjEiIHhtbG5zPSJodHRwOi8vd3d3LnczLm9yZy8yMDAwL3N2ZyIgeG1sbnM6eGxpbms9Imh0dHA6Ly93d3cudzMub3JnLzE5OTkveGxpbmsiIHg9IjAiIHk9IjAiIHdpZHRoPSIxMiIgaGVpZ2h0PSIxMiIgdmlld0JveD0iMCAwIDEyIDEyIiBlbmFibGUtYmFja2dyb3VuZD0ibmV3IDAgMCAxMiAxMiIgeG1sOnNwYWNlPSJwcmVzZXJ2ZSI+DQogIDxjaXJjbGUgZmlsbD0iI0I3QkVDNSIgY3g9IjYiIGN5PSI2IiByPSI1LjUiLz4NCjwvc3ZnPg0K" xlink:type="simple" xlink:actuate="onLoad"/>
      </style:paragraph-properties>
      <style:text-properties fo:font-variant="normal" fo:text-transform="none" fo:color="#000000" style:font-name="Arial1" fo:font-size="12.75pt" fo:letter-spacing="normal" fo:language="en" fo:country="US" fo:font-style="normal" fo:font-weight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ad client programmer</text:p>
      <text:p text:style-name="P2"/>
      <text:p text:style-name="P1">Необходимые навыки:</text:p>
      <text:list xml:id="list3440646273678538882" text:style-name="L1">
        <text:list-item>
          <text:p text:style-name="P6"><text:s/>Unity3d более <text:span text:style-name="T1">3</text:span>х лет;</text:p>
        </text:list-item>
        <text:list-item>
          <text:p text:style-name="P6"><text:s/>Уверенное знание C#; <text:s/></text:p>
        </text:list-item>
        <text:list-item>
          <text:p text:style-name="P6"><text:s/>Опыт работы с git;</text:p>
        </text:list-item>
        <text:list-item>
          <text:p text:style-name="P6"><text:s/>Опыт разработки многопользовательских игр;</text:p>
        </text:list-item>
        <text:list-item>
          <text:p text:style-name="P6"><text:s/>Хорошее знание алгоритмов и математики.</text:p>
        </text:list-item>
      </text:list>
      <text:p text:style-name="P4"/>
      <text:p text:style-name="P1">Плюсы:</text:p>
      <text:list xml:id="list33447104" text:continue-numbering="true" text:style-name="L1">
        <text:list-item>
          <text:p text:style-name="P6"><text:s/>Опыт работы с приложениями Unity3d и/или его сервер движками SmartFox/Photon/Electro/RakNet;</text:p>
        </text:list-item>
        <text:list-item>
          <text:p text:style-name="P6"><text:s/>Опыт оптимизации кода и приложения в целом;</text:p>
        </text:list-item>
        <text:list-item>
          <text:p text:style-name="P6"><text:s/>Опыт написание <text:span text:style-name="T1">editor extension </text:span>для удобства гейм-дизайнерам;</text:p>
        </text:list-item>
        <text:list-item>
          <text:p text:style-name="P6"><text:s/>Опыт работы с простыми шейдерами.</text:p>
        </text:list-item>
        <text:list-item>
          <text:p text:style-name="P8"><text:s/><text:span text:style-name="T2">Опыт работы с плагинами для монетизации;</text:span></text:p>
          <text:p text:style-name="P8"/>
        </text:list-item>
      </text:list>
      <text:p text:style-name="P1">Обязанности:</text:p>
      <text:list xml:id="list33449338" text:continue-numbering="true" text:style-name="L1">
        <text:list-item>
          <text:p text:style-name="P6"><text:s/>Разработка клиента онлайн стратегии аналога <text:span text:style-name="T1">Clash of Clans</text:span>;</text:p>
        </text:list-item>
        <text:list-item>
          <text:p text:style-name="P6"><text:s/>Работа в команде;</text:p>
          <text:p text:style-name="P6"/>
          <text:p text:style-name="P7">Мы предлогам:</text:p>
        </text:list-item>
        <text:list-item>
          <text:p text:style-name="P6"><text:s/>...</text:p>
          <text:p text:style-name="P6"/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fo:language="ru" fo:country="RU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thrail </meta:initial-creator>
    <meta:creation-date>2015-02-19T12:25:07.43</meta:creation-date>
    <dc:date>2015-02-19T13:27:49.27</dc:date>
    <dc:creator>Dethrail </dc:creator>
    <meta:editing-duration>PT40M26S</meta:editing-duration>
    <meta:editing-cycles>20</meta:editing-cycles>
    <meta:generator>OpenOffice/4.1.1$Win32 OpenOffice.org_project/411m6$Build-9775</meta:generator>
    <meta:document-statistic meta:table-count="0" meta:image-count="0" meta:object-count="0" meta:page-count="1" meta:paragraph-count="18" meta:word-count="90" meta:character-count="589"/>
  </office:meta>
</office:document-meta>
</file>